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7-08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6-05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5-21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4-21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4-01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3-2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2-25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5-01-24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4-12-18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4-11-25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4-10-24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4-09-19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4-08-22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4-07-23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4-06-20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4-06-13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4-05-28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4-04-23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4-03-25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4-02-23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4-01-19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3-12-15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3-11-17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3-10-23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3-09-22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3-08-28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3-07-20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3-06-23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3-05-22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3-04-24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3-03-27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3-02-17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3-01-21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2-12-13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2-11-18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2-10-24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2-09-27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2-08-17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2-07-25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2-07-20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2-06-24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2-05-20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2-04-25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2-03-21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2-02-21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2-01-24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1-12-16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1-11-17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1-10-20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1-09-19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1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1-07-22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1-06-23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1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1-04-20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1-03-19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1-02-21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1-01-22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0-12-15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0-11-2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0-10-26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0-09-17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0-08-24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0-07-27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0-06-23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0-05-26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0-04-28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0-03-22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0-02-26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20-01-29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9-12-18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9-11-22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9-10-28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9-09-23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9-08-28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9-07-19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9-06-24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9-05-24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9-04-24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9-03-22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9-02-22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9-01-16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8-12-19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8-11-26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8-10-19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8-09-21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8-08-27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8-07-26 1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8-06-21 1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8-05-30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8-04-22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8-03-23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8-02-24 2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8-01-21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7-12-19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7-11-27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7-10-23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7-09-26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7-08-29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7-07-2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7-06-29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7-05-30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7-04-27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7-03-29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7-02-2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7-01-31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6-12-22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6-11-30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6-10-27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6-09-29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6-08-25 1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6-07-28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6-06-28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6-05-26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6-04-29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6-03-31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6-02-26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6-01-28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5-12-22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5-11-24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5-10-27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5-09-30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5-08-25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5-07-29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5-06-23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5-05-27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5-04-27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5-03-27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5-02-26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5-01-26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4-12-22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4-11-2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4-10-27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4-09-26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4-08-26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4-07-28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4-06-23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4-05-28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4-04-29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4-03-26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4-02-26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00072404801</text:p>
          </table:table-cell>
          <table:table-cell office:value-type="string" calcext:value-type="string">
            <text:p>MA-XHW <text:s text:c="2"/>31 WHATELY, MA</text:p>
          </table:table-cell>
          <table:table-cell office:value-type="string" calcext:value-type="string">
            <text:p>2014-01-3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58" meta:object-count="0"/>
    <meta:user-defined meta:name="AppVersion">3.0</meta:user-defined>
  </office:meta>
</office:document-meta>
</file>